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US" officeooo:paragraph-rsid="0014c6fe"/>
    </style:style>
    <style:style style:name="P2" style:family="paragraph" style:parent-style-name="Table_20_Contents">
      <style:text-properties fo:color="#464453" fo:font-size="11pt" style:font-size-asian="11pt" style:font-size-complex="11pt"/>
    </style:style>
    <style:style style:name="P3" style:family="paragraph" style:parent-style-name="Table_20_Contents">
      <style:paragraph-properties fo:text-align="end" style:justify-single-word="false"/>
      <style:text-properties fo:color="#464453" fo:font-size="10pt" style:font-size-asian="10pt" style:font-size-complex="10pt"/>
    </style:style>
    <style:style style:name="T1" style:family="text">
      <style:text-properties officeooo:rsid="00110f8e"/>
    </style:style>
    <style:style style:name="T2" style:family="text">
      <style:text-properties officeooo:rsid="0011ebd8"/>
    </style:style>
    <style:style style:name="T3" style:family="text">
      <style:text-properties officeooo:rsid="0012920e"/>
    </style:style>
    <style:style style:name="T4" style:family="text">
      <style:text-properties officeooo:rsid="0012bde9"/>
    </style:style>
    <style:style style:name="T5" style:family="text">
      <style:text-properties officeooo:rsid="0012ece7"/>
    </style:style>
    <style:style style:name="T6" style:family="text">
      <style:text-properties officeooo:rsid="00144802"/>
    </style:style>
    <style:style style:name="T7" style:family="text">
      <style:text-properties officeooo:rsid="0015ac5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High Concepts</text:h>
      <text:p text:style-name="P1">After the previous adventure Howl, Sophie, Calcifer, Markl and the <text:span text:style-name="T7">W</text:span>itch of the <text:span text:style-name="T7">W</text:span>aste live a happy time. Their idyll is interrupted by Suliman informing Howl of the oncoming, from the overseas, of some monstrous animals covered with a strange green mud and ruled as marionettes by spirits similar to those evoked by Howl in moments of despair. The protagonist understands that he is personally involved in the spread of this new evil: <text:span text:style-name="T6">years before Howl clashed with the wizard Layton, and committed the error of imprisoning him with his own spirits of despair. Layton learned how to control them during his imprisonment and, once freed by some magic students, dominates the sentient minds by amplifying their own negative feelings, looking for revenge. </text:span>Without confessing it to Suliman, Howl leaves for the other continent hoping to defeat his opponent while keeping the consequences of his impulsiveness hidden, but this time Layton <text:span text:style-name="T1">gets the better on him</text:span>.<text:span text:style-name="T2"> Sophie and her friends, alarmed by the magician’s disappearance, try to follow his tracks beyond the door that he created to reach the other continent, but they soon find themselves</text:span> fleeing Layton’s henchmen, who <text:span text:style-name="T3">follow them back in the moving castle</text:span> lead<text:span text:style-name="T3">ing</text:span> to <text:span text:style-name="T3">its</text:span> destruction. <text:span text:style-name="T2">They must therefore ask Suliman for help, who</text:span> prepares them for the adventure and orders Heen, in the form of a warrior, to watch over them. Over the ocean, with the help of the King Beu<text:span text:style-name="T2">r</text:span>o<text:span text:style-name="T2">n</text:span> ousted by Layton, they retrace the journey of Howl, who now wanders <text:span text:style-name="T4">coursed through Cal </text:span>as a<text:span text:style-name="T4">n unrecognizable</text:span> child without memory <text:span text:style-name="T4">(following Ben, the most trusted soldier of Beuron)</text:span>. The team must find Howl and <text:span text:style-name="T5">restore his physical form </text:span>to bring him back to battle, while Layton rallies his forces to attack their kingdom and defeat Suliman too, completing his revenge. Gathering together after growing up in difficulties, Sophie and Howl manage to defeat Layt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21cm" loext:contextual-spacing="false" fo:text-indent="0cm" style:auto-text-indent="false"/>
      <style:text-properties fo:color="#faa61a" fo:font-size="18pt" fo:language="en" fo:country="US"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High Concepts</text:chapter></text:p>
            </table:table-cell>
            <table:table-cell table:style-name="Tabella9.A1" office:value-type="string">
              <text:p text:style-name="MP2"><text:page-number text:select-page="current">1</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igh Concepts</dc:title>
    <dc:date>2018-11-21T12:53:35.445000000</dc:date>
    <meta:editing-duration>PT15M53S</meta:editing-duration>
    <meta:editing-cycles>5</meta:editing-cycles>
    <meta:generator>LibreOffice/6.1.2.1$Windows_X86_64 LibreOffice_project/65905a128db06ba48db947242809d14d3f9a93fe</meta:generator>
    <dc:creator>Michele Maione</dc:creator>
    <meta:document-statistic meta:table-count="1" meta:image-count="0" meta:object-count="0" meta:page-count="1" meta:paragraph-count="4" meta:word-count="319" meta:character-count="1920" meta:non-whitespace-character-count="1606"/>
    <meta:template xlink:type="simple" xlink:actuate="onRequest" xlink:title="" xlink:href="../MasterGameDesignDocument.odm" meta:date="2018-11-21T12:51:05.601000000"/>
  </office:meta>
</office:document-meta>
</file>